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5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7656" calcext:value-type="float">
            <text:p>48.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3752" calcext:value-type="float">
            <text:p>48.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3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9368" calcext:value-type="float">
            <text:p>48.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2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4" calcext:value-type="float">
            <text:p>51.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56632" calcext:value-type="float">
            <text:p>50.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2248" calcext:value-type="float">
            <text:p>50.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9576" calcext:value-type="float">
            <text:p>49.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0808" calcext:value-type="float">
            <text:p>49.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0328" calcext:value-type="float">
            <text:p>49.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156" calcext:value-type="float">
            <text:p>48.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2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1456" calcext:value-type="float">
            <text:p>47.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4024" calcext:value-type="float">
            <text:p>47.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1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60976" calcext:value-type="float">
            <text:p>47.6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9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8784" calcext:value-type="float">
            <text:p>47.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7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8408" calcext:value-type="float">
            <text:p>47.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6" calcext:value-type="float">
            <text:p>48.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200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6216" calcext:value-type="float">
            <text:p>47.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536" calcext:value-type="float">
            <text:p>47.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8032" calcext:value-type="float">
            <text:p>48.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6104" calcext:value-type="float">
            <text:p>48.0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97312" calcext:value-type="float">
            <text:p>48.59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2928" calcext:value-type="float">
            <text:p>48.57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2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719232" calcext:value-type="float">
            <text:p>48.71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2896" calcext:value-type="float">
            <text:p>48.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9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442" calcext:value-type="float">
            <text:p>48.8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24032" calcext:value-type="float">
            <text:p>49.02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48416" calcext:value-type="float">
            <text:p>49.04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22736" calcext:value-type="float">
            <text:p>49.32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3904" calcext:value-type="float">
            <text:p>49.52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70208" calcext:value-type="float">
            <text:p>49.67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20856" calcext:value-type="float">
            <text:p>49.52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09832" calcext:value-type="float">
            <text:p>49.7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1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7744" calcext:value-type="float">
            <text:p>49.76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8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64696" calcext:value-type="float">
            <text:p>49.7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7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08664" calcext:value-type="float">
            <text:p>49.5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7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78768" calcext:value-type="float">
            <text:p>49.57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NHP-FR-053</text:p>
          </table:table-cell>
          <table:table-cell office:value-type="string" calcext:value-type="string">
            <text:p>197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776" calcext:value-type="float">
            <text:p>49.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